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05cm"/>
    </style:style>
    <style:style style:name="co2" style:family="table-column">
      <style:table-column-properties fo:break-before="auto" style:column-width="1.986cm"/>
    </style:style>
    <style:style style:name="co3" style:family="table-column">
      <style:table-column-properties fo:break-before="auto" style:column-width="6.04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ayfa1">
      <style:table-properties table:display="true" style:writing-mode="lr-tb"/>
    </style:style>
    <style:style style:name="ta2" style:family="table" style:master-page-name="PageStyle_5f_Sayfa2">
      <style:table-properties table:display="true" style:writing-mode="lr-tb"/>
    </style:style>
    <style:style style:name="ta3" style:family="table" style:master-page-name="PageStyle_5f_Sayfa3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8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81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yf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16376" table:default-cell-style-name="ce2"/>
        <table:table-row table:style-name="ro1">
          <table:table-cell table:style-name="ce1" office:value-type="string" calcext:value-type="string">
            <text:p>efficiency</text:p>
          </table:table-cell>
          <table:table-cell table:style-name="ce5" office:value-type="float" office:value="0.8" calcext:value-type="float">
            <text:p>0,80</text:p>
          </table:table-cell>
          <table:table-cell table:style-name="ce8"/>
          <table:table-cell table:number-columns-repeated="3"/>
          <table:table-cell table:style-name="ce1"/>
          <table:table-cell office:value-type="string" calcext:value-type="string">
            <text:p>yellows are input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min input voltage</text:p>
          </table:table-cell>
          <table:table-cell table:style-name="ce5" office:value-type="float" office:value="9" calcext:value-type="float">
            <text:p>9,00</text:p>
          </table:table-cell>
          <table:table-cell table:number-columns-repeated="4"/>
          <table:table-cell table:style-name="ce4"/>
          <table:table-cell office:value-type="string" calcext:value-type="string">
            <text:p>hand input values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nominal input voltage</text:p>
          </table:table-cell>
          <table:table-cell table:style-name="ce5" office:value-type="float" office:value="15" calcext:value-type="float">
            <text:p>15,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max input voltage</text:p>
          </table:table-cell>
          <table:table-cell table:style-name="ce5" office:value-type="float" office:value="21" calcext:value-type="float">
            <text:p>21,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output voltage</text:p>
          </table:table-cell>
          <table:table-cell table:style-name="ce5" office:value-type="float" office:value="5" calcext:value-type="float">
            <text:p>5,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output current</text:p>
          </table:table-cell>
          <table:table-cell table:style-name="ce5" office:value-type="float" office:value="5" calcext:value-type="float">
            <text:p>5,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Kind</text:p>
          </table:table-cell>
          <table:table-cell table:style-name="ce5" office:value-type="float" office:value="0.3" calcext:value-type="float">
            <text:p>0,3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iode voltage drop</text:p>
          </table:table-cell>
          <table:table-cell table:style-name="ce5" office:value-type="float" office:value="0.75" calcext:value-type="float">
            <text:p>0,75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switching frequncy</text:p>
          </table:table-cell>
          <table:table-cell table:style-name="ce5" table:formula="of:=200000" office:value-type="float" office:value="200000" calcext:value-type="float">
            <text:p>200.000,00</text:p>
          </table:table-cell>
          <table:table-cell table:style-name="ce5"/>
          <table:table-cell table:number-columns-repeated="16381"/>
        </table:table-row>
        <table:table-row table:style-name="ro1">
          <table:table-cell table:style-name="ce1" office:value-type="string" calcext:value-type="string">
            <text:p>desired output ripple</text:p>
          </table:table-cell>
          <table:table-cell table:style-name="ce5" table:formula="of:=[.B5]*2/100" office:value-type="float" office:value="0.1" calcext:value-type="float">
            <text:p>0,10</text:p>
          </table:table-cell>
          <table:table-cell office:value-type="string" calcext:value-type="string">
            <text:p>!usually up to 2% 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nput current</text:p>
          </table:table-cell>
          <table:table-cell table:style-name="ce5" table:formula="of:=([.B5]*[.B6]) / ([.B1]*[.B2])" office:value-type="float" office:value="3.47222222222222" calcext:value-type="float">
            <text:p>3,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uctor ripple current</text:p>
          </table:table-cell>
          <table:table-cell table:style-name="ce5" table:formula="of:=[.B12]*[.B7]" office:value-type="float" office:value="1.04166666666667" calcext:value-type="float">
            <text:p>1,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ty cylce</text:p>
          </table:table-cell>
          <table:table-cell table:style-name="ce5" table:formula="of:=([.B5]+[.B8])/([.B3]+[.B5]+[.B8])" office:value-type="float" office:value="0.27710843373494" calcext:value-type="float">
            <text:p>0,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x duty cycle</text:p>
          </table:table-cell>
          <table:table-cell table:style-name="ce5" table:formula="of:=([.B5]+[.B8])/([.B2]+[.B5]+[.B8])" office:value-type="float" office:value="0.389830508474576" calcext:value-type="float">
            <text:p>0,3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n inductor value</text:p>
          </table:table-cell>
          <table:table-cell table:style-name="ce6" table:formula="of:=([.B4]*[.B14])/(2*[.B9]*[.B13])" office:value-type="float" office:value="0.000013966265060241" calcext:value-type="float">
            <text:p>1,40E-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other min inductor value</text:p>
          </table:table-cell>
          <table:table-cell table:style-name="ce6" table:formula="of:=([.B2]*[.B15])/([.B13]*[.B9])" office:value-type="float" office:value="0.0000168406779661017" calcext:value-type="float">
            <text:p>1,68E-05</text:p>
          </table:table-cell>
          <table:table-cell table:style-name="ce9" table:formula="of:=8*10^-6" office:value-type="float" office:value="0.000008" calcext:value-type="float">
            <text:p>8,00E-0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n coupling capacitor</text:p>
          </table:table-cell>
          <table:table-cell table:style-name="ce6" table:formula="of:=([.B6]*[.B15])/(0.05*[.B4]*[.B9])" office:value-type="float" office:value="0.0000092816787732042" calcext:value-type="float">
            <text:p>9,28E-06</text:p>
          </table:table-cell>
          <table:table-cell table:style-name="ce9" table:formula="of:=10*10^-6" office:value-type="float" office:value="0.00001" calcext:value-type="float">
            <text:p>1,00E-0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n output capacitor</text:p>
          </table:table-cell>
          <table:table-cell table:style-name="ce6" table:formula="of:=([.B5]*[.B15])/([.B10]*0.5*[.B9])" office:value-type="float" office:value="0.000194915254237288" calcext:value-type="float">
            <text:p>1,95E-04</text:p>
          </table:table-cell>
          <table:table-cell table:style-name="ce9" table:formula="of:=220*10^-6" office:value-type="float" office:value="0.00022" calcext:value-type="float">
            <text:p>2,20E-04</text:p>
          </table:table-cell>
          <table:table-cell table:number-columns-repeated="16381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style-name="ro1">
          <table:table-cell table:style-name="ce3" office:value-type="string" calcext:value-type="string">
            <text:p>compensator frequency calculations</text:p>
          </table:table-cell>
          <table:table-cell table:style-name="ce7"/>
          <table:table-cell office:value-type="string" calcext:value-type="string">
            <text:p>for hand input(selected) valu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 RHPZ</text:p>
          </table:table-cell>
          <table:table-cell table:style-name="ce5" table:formula="of:=(((1-[.B15])^2)*[.B5])/(2*3.14159*[.B15]*[.B17]*0.5*[.B6])" office:value-type="float" office:value="18051.615598235" calcext:value-type="float">
            <text:p>18.051,62</text:p>
          </table:table-cell>
          <table:table-cell table:style-name="ce5" table:formula="of:=(((1-[.B15])^2)*[.B5])/(2*3.14159*[.B15]*[.C17]*0.5*[.B6])" office:value-type="float" office:value="38000.1806322166" calcext:value-type="float">
            <text:p>38.000,1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 R</text:p>
          </table:table-cell>
          <table:table-cell table:style-name="ce5" table:formula="of:=1/(2*3.14159*([.B17]*[.B18])^(1/2))" office:value-type="float" office:value="12729.9719261782" calcext:value-type="float">
            <text:p>12.729,97</text:p>
          </table:table-cell>
          <table:table-cell table:style-name="ce5" table:formula="of:=1/(2*3.14159*([.C17]*[.C18])^(1/2))" office:value-type="float" office:value="17794.0786154446" calcext:value-type="float">
            <text:p>17.794,0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 c</text:p>
          </table:table-cell>
          <table:table-cell table:style-name="ce5" table:formula="of:=MIN([.B22:.B23])/6" office:value-type="float" office:value="2121.66198769636" calcext:value-type="float">
            <text:p>2.121,66</text:p>
          </table:table-cell>
          <table:table-cell table:style-name="ce5" table:formula="of:=MIN([.C22:.C23])/6" office:value-type="float" office:value="2965.67976924077" calcext:value-type="float">
            <text:p>2.965,6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pensator 0</text:p>
          </table:table-cell>
          <table:table-cell table:style-name="ce5" table:formula="of:=[.B24]/4" office:value-type="float" office:value="530.41549692409" calcext:value-type="float">
            <text:p>530,42</text:p>
          </table:table-cell>
          <table:table-cell table:style-name="ce5" table:formula="of:=[.C24]/4" office:value-type="float" office:value="741.419942310194" calcext:value-type="float">
            <text:p>741,4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 out ESR</text:p>
          </table:table-cell>
          <table:table-cell table:style-name="ce6" table:formula="of:=70*10^-3" office:value-type="float" office:value="0.07" calcext:value-type="float">
            <text:p>7,00E-02</text:p>
          </table:table-cell>
          <table:table-cell table:style-name="ce6" table:formula="of:=70*10^-3" office:value-type="float" office:value="0.07" calcext:value-type="float">
            <text:p>7,00E-0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le to cancel ESR zero</text:p>
          </table:table-cell>
          <table:table-cell table:style-name="ce5" table:formula="of:=1/(2*3.14159*[.B26]*[.B19])" office:value-type="float" office:value="11664.7820794309" calcext:value-type="float">
            <text:p>11.664,78</text:p>
          </table:table-cell>
          <table:table-cell table:style-name="ce10" table:formula="of:=1/(2*3.14159*[.C26]*[.C19])" office:value-type="float" office:value="10334.7452937947" calcext:value-type="float">
            <text:p>10334,7452937947</text:p>
          </table:table-cell>
          <table:table-cell table:number-columns-repeated="16381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style-name="ro1">
          <table:table-cell table:style-name="ce3" office:value-type="string" calcext:value-type="string">
            <text:p>compensator network calculations</text:p>
          </table:table-cell>
          <table:table-cell table:style-name="ce7"/>
          <table:table-cell table:number-columns-repeated="16382"/>
        </table:table-row>
        <table:table-row table:style-name="ro1">
          <table:table-cell table:style-name="ce1" office:value-type="string" calcext:value-type="string">
            <text:p>ota transconductance</text:p>
          </table:table-cell>
          <table:table-cell table:style-name="ce6" table:formula="of:=550*10^-6" office:value-type="float" office:value="0.00055" calcext:value-type="float">
            <text:p>5,50E-04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current gain</text:p>
          </table:table-cell>
          <table:table-cell table:style-name="ce6" table:formula="of:=1" office:value-type="float" office:value="1" calcext:value-type="float">
            <text:p>1,00E+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r shunt/sen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lculated current gain ??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V ref</text:p>
          </table:table-cell>
          <table:table-cell table:style-name="ce7" table:formula="of:=1.2" office:value-type="float" office:value="1.2" calcext:value-type="float">
            <text:p>1,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c1 for hand input</text:p>
          </table:table-cell>
          <table:table-cell table:style-name="ce6" table:formula="of:=(2*3.14159*[.B24]*[.B19]*[.B5]*[.B5]*(1+[.B15]))/([.B31]*[.B30]*[.B34]*[.B2]*[.B15])" office:value-type="float" office:value="38988.9110656006" calcext:value-type="float">
            <text:p>3,90E+04</text:p>
          </table:table-cell>
          <table:table-cell table:style-name="ce6" table:formula="of:=(2*3.14159*[.C24]*[.C19]*[.B5]*[.B5]*(1+[.B15]))/([.B31]*[.B30]*[.B34]*[.B2]*[.B15])" office:value-type="float" office:value="61512.8737771682" calcext:value-type="float">
            <text:p>6,15E+0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c1</text:p>
          </table:table-cell>
          <table:table-cell table:style-name="ce6" table:formula="of:=1/(2*3.14159*[.B25]*[.B35])" office:value-type="float" office:value="0.00000000769596685289" calcext:value-type="float">
            <text:p>7,70E-09</text:p>
          </table:table-cell>
          <table:table-cell table:style-name="ce6" table:formula="of:=1/(2*3.14159*[.C25]*[.C35])" office:value-type="float" office:value="0.00000000348971707317" calcext:value-type="float">
            <text:p>3,49E-0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c2</text:p>
          </table:table-cell>
          <table:table-cell table:style-name="ce6" table:formula="of:=1/(2*3.14159*[.B35]*[.B27])" office:value-type="float" office:value="0.00000000034994739334" calcext:value-type="float">
            <text:p>3,50E-10</text:p>
          </table:table-cell>
          <table:table-cell table:style-name="ce6" table:formula="of:=1/(2*3.14159*[.C35]*[.C27])" office:value-type="float" office:value="0.00000000025035409751" calcext:value-type="float">
            <text:p>2,50E-10</text:p>
          </table:table-cell>
          <table:table-cell table:number-columns-repeated="16381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ayfa2" table:style-name="ta2">
        <table:table-column table:style-name="co7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ayfa3" table:style-name="ta3">
        <table:table-column table:style-name="co7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P0" style:volatile="true">
      <number:number number:decimal-places="0" number:min-decimal-places="0" number:min-integer-digits="1" number:grouping="true"/>
      <number:text> TL</number:text>
    </number:number-style>
    <number:number-style style:name="N118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TL</number:text>
    </number:number-style>
    <number:number-style style:name="N120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1P0"/>
    </number:number-style>
    <number:date-style style:name="N122">
      <number:day number:style="long"/>
      <number:text>.</number:text>
      <number:month number:textual="true"/>
      <number:text>.</number:text>
      <number:year/>
    </number:date-style>
    <number:date-style style:name="N123">
      <number:month number:textual="true"/>
      <number:text>.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  </number:text>
    </number:number-style>
    <number:number-style style:name="N12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  </number:text>
    </number:number-style>
    <number:number-style style:name="N12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   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9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1P2" style:volatile="true">
      <number:text> </number:text>
      <number:fill-character> </number:fill-character>
      <number:text>- TL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.00.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ayfa3" style:display-name="PageStyle_Sayfa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ayfa2" style:display-name="PageStyle_Sayfa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urkan MAKAÇI</meta:initial-creator>
    <dc:creator>Furkan MAKAÇI</dc:creator>
    <meta:creation-date>2024-01-11T20:11:41</meta:creation-date>
    <dc:date>2024-01-13T14:09:13</dc:date>
    <meta:generator>LibreOffice/7.5.9.2$Windows_X86_64 LibreOffice_project/cdeefe45c17511d326101eed8008ac4092f278a9</meta:generator>
    <meta:document-statistic meta:table-count="3" meta:cell-count="80" meta:object-count="0"/>
    <meta:user-defined meta:name="AppVersion">12.0000</meta:user-defined>
  </office:meta>
</office:document-meta>
</file>